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ndTask.Sound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dAlert.setLoops( int lo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nd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ndTask.create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Alert.getSour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ildAlert.setDuration(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Alert.setSource( Fil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nd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Alert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ndTask.creat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Alert.getLo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